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7e0b" officeooo:paragraph-rsid="00147e0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15f05b" officeooo:paragraph-rsid="0015f05b"/>
    </style:style>
    <style:style style:name="P4" style:family="paragraph" style:parent-style-name="Standard">
      <style:text-properties officeooo:rsid="0015f05b" officeooo:paragraph-rsid="00191067"/>
    </style:style>
    <style:style style:name="P5" style:family="paragraph" style:parent-style-name="Standard">
      <style:text-properties officeooo:rsid="001afdab" officeooo:paragraph-rsid="001afdab"/>
    </style:style>
    <style:style style:name="P6" style:family="paragraph" style:parent-style-name="Standard">
      <style:text-properties officeooo:rsid="001afdab" officeooo:paragraph-rsid="001ca941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7e0b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191067" officeooo:paragraph-rsid="00191067"/>
    </style:style>
    <style:style style:name="P9" style:family="paragraph" style:parent-style-name="Standard">
      <style:text-properties officeooo:rsid="0017b53d" officeooo:paragraph-rsid="00191067"/>
    </style:style>
    <style:style style:name="P10" style:family="paragraph" style:parent-style-name="Standard">
      <style:text-properties officeooo:rsid="001ca941" officeooo:paragraph-rsid="001ca941"/>
    </style:style>
    <style:style style:name="P11" style:family="paragraph" style:parent-style-name="Standard">
      <style:text-properties officeooo:rsid="001ca941" officeooo:paragraph-rsid="001d6f16"/>
    </style:style>
    <style:style style:name="P12" style:family="paragraph" style:parent-style-name="Standard">
      <style:text-properties officeooo:rsid="001d6f16" officeooo:paragraph-rsid="001d6f16"/>
    </style:style>
    <style:style style:name="P13" style:family="paragraph" style:parent-style-name="Standard">
      <style:text-properties officeooo:rsid="001d6f16" officeooo:paragraph-rsid="001eea3e"/>
    </style:style>
    <style:style style:name="P14" style:family="paragraph" style:parent-style-name="Standard">
      <style:text-properties officeooo:rsid="0020bf24" officeooo:paragraph-rsid="0020bf24"/>
    </style:style>
    <style:style style:name="P15" style:family="paragraph" style:parent-style-name="Standard">
      <style:text-properties officeooo:rsid="00235734" officeooo:paragraph-rsid="00235734"/>
    </style:style>
    <style:style style:name="P16" style:family="paragraph" style:parent-style-name="Standard">
      <style:text-properties officeooo:rsid="002582ce" officeooo:paragraph-rsid="002582ce"/>
    </style:style>
    <style:style style:name="P17" style:family="paragraph" style:parent-style-name="Standard">
      <style:text-properties officeooo:rsid="0028df69" officeooo:paragraph-rsid="0028df69"/>
    </style:style>
    <style:style style:name="P18" style:family="paragraph" style:parent-style-name="Standard">
      <style:text-properties officeooo:rsid="002abe4c" officeooo:paragraph-rsid="0028df69"/>
    </style:style>
    <style:style style:name="P19" style:family="paragraph" style:parent-style-name="Standard">
      <style:text-properties officeooo:rsid="002abe4c" officeooo:paragraph-rsid="002c79a5"/>
    </style:style>
    <style:style style:name="P20" style:family="paragraph" style:parent-style-name="Standard">
      <style:text-properties officeooo:rsid="001d6f16" officeooo:paragraph-rsid="001d6f16"/>
    </style:style>
    <style:style style:name="P21" style:family="paragraph" style:parent-style-name="Standard">
      <style:text-properties officeooo:rsid="001eea3e" officeooo:paragraph-rsid="001eea3e"/>
    </style:style>
    <style:style style:name="P22" style:family="paragraph" style:parent-style-name="Standard">
      <style:text-properties officeooo:rsid="001eea3e" officeooo:paragraph-rsid="002582ce"/>
    </style:style>
    <style:style style:name="P23" style:family="paragraph" style:parent-style-name="Standard">
      <style:text-properties officeooo:rsid="002c79a5" officeooo:paragraph-rsid="002c79a5"/>
    </style:style>
    <style:style style:name="T1" style:family="text">
      <style:text-properties fo:font-size="18pt" style:text-underline-style="solid" style:text-underline-width="auto" style:text-underline-color="font-color" fo:font-weight="bold" officeooo:rsid="00147e0b" style:font-size-asian="18pt" style:font-weight-asian="bold" style:font-size-complex="18pt" style:font-weight-complex="bold"/>
    </style:style>
    <style:style style:name="T2" style:family="text">
      <style:text-properties officeooo:rsid="0017b53d"/>
    </style:style>
    <style:style style:name="T3" style:family="text">
      <style:text-properties officeooo:rsid="00191067"/>
    </style:style>
    <style:style style:name="T4" style:family="text">
      <style:text-properties officeooo:rsid="001ca941"/>
    </style:style>
    <style:style style:name="T5" style:family="text">
      <style:text-properties officeooo:rsid="001d6f16"/>
    </style:style>
    <style:style style:name="T6" style:family="text">
      <style:text-properties officeooo:rsid="001eea3e"/>
    </style:style>
    <style:style style:name="T7" style:family="text">
      <style:text-properties officeooo:rsid="00270650"/>
    </style:style>
    <style:style style:name="T8" style:family="text">
      <style:text-properties officeooo:rsid="0029a473"/>
    </style:style>
    <style:style style:name="T9" style:family="text">
      <style:text-properties officeooo:rsid="002c79a5"/>
    </style:style>
    <style:style style:name="T10" style:family="text">
      <style:text-properties officeooo:rsid="002e7a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4"/><text:span text:style-name="T1">About Clonezilla </text:span></text:p>
      <text:p text:style-name="P7"/>
      <text:p text:style-name="P1">Clonezilla is a “free and open source software for disk imaging and cloning“. </text:p>
      <text:p text:style-name="P3">It’s used to Backup and recovery the data of image </text:p>
      <text:p text:style-name="P3"/>
      <text:p text:style-name="P3">Two types of clonezilla available :</text:p>
      <text:p text:style-name="P3"/>
      <text:p text:style-name="P3">- Clonezilla Live <text:s text:c="4"/>- At a time cloning the data Only one System </text:p>
      <text:p text:style-name="P3">- Clonezilla Server <text:s/>- Clone many computers simultaneously</text:p>
      <text:p text:style-name="P3"/>
      <text:p text:style-name="P3">How to use CloneZilla ?</text:p>
      <text:p text:style-name="P3"/>
      <text:p text:style-name="P8">Step :1 </text:p>
      <text:p text:style-name="P4"><text:s text:c="18"/><text:span text:style-name="T2">First we have to download the clonezilla Image for following website :</text:span></text:p>
      <text:p text:style-name="P9"><text:s/>clonezilla.org/downloads/download.php?branch=stable</text:p>
      <text:p text:style-name="P4"/>
      <text:p text:style-name="P5">Step :2</text:p>
      <text:p text:style-name="P6"><text:s text:c="16"/><text:span text:style-name="T3">Then boot or burn to the USB drive , CD , DVD … we have set first priority in BIOS Menu <text:s/>boot priority option on USB or DVD-HHD than only we can boot clonezilla via usb flash drive </text:span></text:p>
      <text:p text:style-name="P6"/>
      <text:p text:style-name="P10">Step :3</text:p>
      <text:p text:style-name="P6"><text:s text:c="15"/><text:span text:style-name="T4">When you restart or power on the mahcine by pressing the boot option hotkey, it will display the bootable devices you can choice the bootable clonezilla USB flash drive </text:span></text:p>
      <text:p text:style-name="P6"/>
      <text:p text:style-name="P10">Ste<text:span text:style-name="T5">p</text:span> :4 <text:span text:style-name="T5">Boot menu of clonezilla </text:span></text:p>
      <text:p text:style-name="P10"/>
      <text:p text:style-name="P11"><text:s text:c="10"/><text:span text:style-name="T5">when you select the clonezilla usb flash drive, it’s show clonezilla boot menu, there show many clonezilla modes are available (you will chooose any of one)</text:span></text:p>
      <text:p text:style-name="P12"><text:s text:c="12"/></text:p>
      <text:p text:style-name="P12"><text:s text:c="12"/>you have select the frist option, this is clonezilla live is used to clone a image on single system </text:p>
      <text:p text:style-name="P12">step :4 Choose language </text:p>
      <text:p text:style-name="P12"/>
      <text:p text:style-name="P12"><text:s text:c="7"/>Here you have to choose language compatable with your location </text:p>
      <text:p text:style-name="P12"/>
      <text:p text:style-name="P12">step :5 Choose Keyboard </text:p>
      <text:p text:style-name="P12"><text:s/></text:p>
      <text:p text:style-name="P12"><text:s text:c="6"/>Here you have to select your Keyboard, the default keyboard US fi you want other you can select the keymap list option or simply press Enter </text:p>
      <text:p text:style-name="P12"/>
      <text:p text:style-name="P12">step :6</text:p>
      <text:p text:style-name="P12"><text:s text:c="6"/></text:p>
      <text:p text:style-name="P13"><text:s text:c="6"/><text:span text:style-name="T6">Now you will Start the clonezilla process </text:span></text:p>
      <text:p text:style-name="P13"/>
      <text:p text:style-name="P13"><text:s text:c="8"/><text:span text:style-name="T6">simply to select the “start clonezilla”</text:span></text:p>
      <text:p text:style-name="P13"><text:span text:style-name="T6"><text:s/></text:span><text:s/></text:p>
      <text:p text:style-name="P10"><text:s text:c="7"/></text:p>
      <text:p text:style-name="P5"><text:s text:c="6"/></text:p>
      <text:p text:style-name="P3"/>
      <text:p text:style-name="P21"><text:soft-page-break/>step :7</text:p>
      <text:p text:style-name="P16"/>
      <text:p text:style-name="P16">here which type of clone/restore you want to made <text:span text:style-name="T7">in that machine </text:span></text:p>
      <text:p text:style-name="P22"><text:s text:c="2"/></text:p>
      <text:p text:style-name="P22"><text:s/>Two modes are available</text:p>
      <text:p text:style-name="P13"/>
      <text:p text:style-name="P13"><text:span text:style-name="T6">&gt;</text:span> <text:span text:style-name="T6">Device-Image – it’s used to clone a particular system partion or disk only </text:span></text:p>
      <text:p text:style-name="P21">&gt; Device-Device – it’s used to clone a system disk or partion or directory <text:s/></text:p>
      <text:p text:style-name="P13"/>
      <text:p text:style-name="P14">you can choose any one them </text:p>
      <text:p text:style-name="P14"/>
      <text:p text:style-name="P15">step :8</text:p>
      <text:p text:style-name="P15"/>
      <text:p text:style-name="P17">Next, you to asssign where clonezila image to save or store </text:p>
      <text:p text:style-name="P17"><text:s/></text:p>
      <text:p text:style-name="P17"><text:s text:c="4"/>you will choose local_dev option this is shows local devices, <text:span text:style-name="T8">other option you can use network is available </text:span></text:p>
      <text:p text:style-name="P18"/>
      <text:p text:style-name="P19">Then you have select which local usb flash drive and partion of home / root, enter to next Clonezilla shows to you usage of disk report.<text:span text:style-name="T9">here choose Beginner mode, then select save disk.</text:span></text:p>
      <text:p text:style-name="P19"/>
      <text:p text:style-name="P23">You can enter the Image name </text:p>
      <text:p text:style-name="P19"/>
      <text:p text:style-name="P23">select the source disk, you want to save </text:p>
      <text:p text:style-name="P19"/>
      <text:p text:style-name="P23">select if the source file system check or not </text:p>
      <text:p text:style-name="P19"/>
      <text:p text:style-name="P23">select if you image encrypt or not </text:p>
      <text:p text:style-name="P19"/>
      <text:p text:style-name="P23">Before save the disk if have any changes say no </text:p>
      <text:p text:style-name="P19"/>
      <text:p text:style-name="P23">Now clonezilla say image savuing is done.</text:p>
      <text:p text:style-name="P19"/>
      <text:p text:style-name="P23">After finishing the saving process, if you want check wether image saving is correctlly.</text:p>
      <text:p text:style-name="P19"/>
      <text:p text:style-name="P23">Then Enter to contiune in the commend prompt ..</text:p>
      <text:p text:style-name="P23"><text:s/></text:p>
      <text:p text:style-name="P23">Many options availble. You can choose any of one comptable.to <text:span text:style-name="T10">default</text:span> choose poweroff the system shutdown is done. </text:p>
      <text:p text:style-name="P15"><text:s/></text:p>
      <text:p text:style-name="P15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02-23T10:08:44.295356783</meta:creation-date>
    <dc:date>2016-02-29T10:07:10.942916528</dc:date>
    <dc:creator>softsolutions4u </dc:creator>
    <meta:editing-duration>PT5H25M2S</meta:editing-duration>
    <meta:editing-cycles>20</meta:editing-cycles>
    <meta:generator>LibreOffice/4.2.8.2$Linux_x86 LibreOffice_project/420$Build-2</meta:generator>
    <meta:document-statistic meta:table-count="0" meta:image-count="0" meta:object-count="0" meta:page-count="2" meta:paragraph-count="54" meta:word-count="455" meta:character-count="2742" meta:non-whitespace-character-count="2130"/>
  </office:meta>
</office:document-meta>
</file>